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25-04-0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22-12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20-11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9-01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7-01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3-02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2-01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1-01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10-01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9-01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8-08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6-02-1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5-01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3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557095360901</text:p>
          </table:table-cell>
          <table:table-cell office:value-type="string" calcext:value-type="string">
            <text:p>LJ-65-04-425</text:p>
          </table:table-cell>
          <table:table-cell office:value-type="string" calcext:value-type="string">
            <text:p>2003-03-3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